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15/16</text:p>
      <text:p text:style-name="Standard"/>
      <text:p text:style-name="Standard">Today we worked on learning c# and visual studi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6T10:04:51.21</meta:creation-date>
    <dc:date>2016-03-16T17:56:34.07</dc:date>
    <meta:editing-duration>PT7H8M22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2" meta:word-count="12" meta:character-count="73"/>
  </office:meta>
</office:document-meta>
</file>